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81cf4" officeooo:paragraph-rsid="00081cf4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81cf4" officeooo:paragraph-rsid="00081cf4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81cf4" officeooo:paragraph-rsid="00081cf4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81cf4" officeooo:paragraph-rsid="0008f3b6"/>
    </style:style>
    <style:style style:name="P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text-underline-style="none" officeooo:rsid="00081cf4" officeooo:paragraph-rsid="00081cf4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081cf4" officeooo:paragraph-rsid="00081cf4" style:font-weight-asian="bold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text-underline-style="none" officeooo:rsid="00081cf4" officeooo:paragraph-rsid="00081cf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eaf35"/>
    </style:style>
    <style:style style:name="T3" style:family="text">
      <style:text-properties officeooo:rsid="0011a3db"/>
    </style:style>
    <style:style style:name="T4" style:family="text">
      <style:text-properties officeooo:rsid="001202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FFIDAVIT</text:p>
      <text:p text:style-name="P1"/>
      <text:p text:style-name="P3"/>
      <text:p text:style-name="P6">STATE OF NEW YORK<text:tab/>)</text:p>
      <text:p text:style-name="P6"><text:tab/><text:tab/><text:tab/><text:tab/>) ss.:</text:p>
      <text:p text:style-name="P6">COUNTY OF NASSAU<text:tab/>)</text:p>
      <text:p text:style-name="P3"/>
      <text:p text:style-name="P3"/>
      <text:p text:style-name="P3"><text:tab/><text:span text:style-name="T2">FELIX</text:span> PROCACCI, being duly sworn, deposes and says:</text:p>
      <text:p text:style-name="P3"/>
      <text:p text:style-name="P4"><text:tab/></text:p>
      <text:p text:style-name="P5"><text:span text:style-name="T2">In the year 2020</text:span> <text:span text:style-name="T4">I, Felix Procacci</text:span> <text:span text:style-name="T2">viewed Television commercials on cable TV produced by the Town </text:span><text:span text:style-name="T3">of</text:span><text:span text:style-name="T2"> Hempstead and </text:span><text:span text:style-name="T4">these commercials spoke about the</text:span><text:span text:style-name="T2"> COVID-19</text:span><text:span text:style-name="T4"> pandemic</text:span><text:span text:style-name="T2">. <text:s/>These commercials mentioned the name of the Town Supervisor, Don Clavin and recommended residents go to the Town's website for more information.</text:span></text:p>
      <text:p text:style-name="P5"/>
      <text:p text:style-name="P3"/>
      <text:p text:style-name="P3"/>
      <text:p text:style-name="P3"><text:tab/><text:tab/><text:tab/><text:tab/><text:tab/><text:tab/><text:tab/><text:tab/><text:tab/><text:span text:style-name="T1"> <text:s text:c="49"/></text:span></text:p>
      <text:p text:style-name="P3"><text:tab/><text:tab/><text:tab/><text:tab/><text:tab/><text:tab/><text:tab/><text:tab/><text:tab/><text:tab/><text:span text:style-name="T2">Felix</text:span> Procacci</text:p>
      <text:p text:style-name="P3"/>
      <text:p text:style-name="P3"/>
      <text:p text:style-name="P3"/>
      <text:p text:style-name="P5">Sworn to before on the </text:p>
      <text:p text:style-name="P3"><text:span text:style-name="T2">____</text:span> day of <text:span text:style-name="T2">October</text:span>, 2022</text:p>
      <text:p text:style-name="P3"/>
      <text:p text:style-name="P2"><text:s text:c="41"/></text:p>
      <text:p text:style-name="P3">Notary Public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5T10:35:41.364000000</meta:creation-date>
    <dc:date>2022-10-08T11:07:38.211000000</dc:date>
    <meta:editing-duration>PT39M56S</meta:editing-duration>
    <meta:editing-cycles>10</meta:editing-cycles>
    <meta:generator>LibreOffice/7.3.0.3$Windows_X86_64 LibreOffice_project/0f246aa12d0eee4a0f7adcefbf7c878fc2238db3</meta:generator>
    <meta:print-date>2022-08-15T10:52:04.501000000</meta:print-date>
    <meta:document-statistic meta:table-count="0" meta:image-count="0" meta:object-count="0" meta:page-count="1" meta:paragraph-count="13" meta:word-count="83" meta:character-count="607" meta:non-whitespace-character-count="416"/>
  </office:meta>
</office:document-meta>
</file>